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9965in" style:rel-column-width="2875*"/>
    </style:style>
    <style:style style:name="Table1.B" style:family="table-column">
      <style:table-column-properties style:column-width="4.6965in" style:rel-column-width="6763*"/>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fo:break-before="page" table:align="margins"/>
    </style:style>
    <style:style style:name="Table2.A" style:family="table-column">
      <style:table-column-properties style:column-width="1.9965in" style:rel-column-width="2875*"/>
    </style:style>
    <style:style style:name="Table2.B" style:family="table-column">
      <style:table-column-properties style:column-width="2.4653in" style:rel-column-width="3550*"/>
    </style:style>
    <style:style style:name="Table2.C" style:family="table-column">
      <style:table-column-properties style:column-width="2.2313in" style:rel-column-width="3213*"/>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9965in" style:rel-column-width="2875*"/>
    </style:style>
    <style:style style:name="Table3.B" style:family="table-column">
      <style:table-column-properties style:column-width="4.6965in" style:rel-column-width="6763*"/>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9965in" style:rel-column-width="2875*"/>
    </style:style>
    <style:style style:name="Table4.B" style:family="table-column">
      <style:table-column-properties style:column-width="4.6965in" style:rel-column-width="6763*"/>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4703c" officeooo:paragraph-rsid="0014703c"/>
    </style:style>
    <style:style style:name="P2" style:family="paragraph" style:parent-style-name="Standard">
      <style:text-properties officeooo:rsid="0014703c" officeooo:paragraph-rsid="0015c081"/>
    </style:style>
    <style:style style:name="P3" style:family="paragraph" style:parent-style-name="Standard">
      <style:text-properties officeooo:rsid="00158da8" officeooo:paragraph-rsid="00158da8"/>
    </style:style>
    <style:style style:name="P4" style:family="paragraph" style:parent-style-name="Standard">
      <style:text-properties officeooo:rsid="00158da8" officeooo:paragraph-rsid="0015c081"/>
    </style:style>
    <style:style style:name="P5" style:family="paragraph" style:parent-style-name="Standard">
      <style:text-properties officeooo:rsid="0015c081" officeooo:paragraph-rsid="0015c081"/>
    </style:style>
    <style:style style:name="P6" style:family="paragraph" style:parent-style-name="Standard">
      <style:text-properties officeooo:rsid="0016d4bd" officeooo:paragraph-rsid="0016d4bd"/>
    </style:style>
    <style:style style:name="P7" style:family="paragraph" style:parent-style-name="Standard">
      <style:text-properties officeooo:rsid="001823e0" officeooo:paragraph-rsid="001823e0"/>
    </style:style>
    <style:style style:name="P8" style:family="paragraph" style:parent-style-name="Standard">
      <style:text-properties officeooo:rsid="001a0c6d" officeooo:paragraph-rsid="001a0c6d"/>
    </style:style>
    <style:style style:name="P9" style:family="paragraph" style:parent-style-name="Standard">
      <style:text-properties officeooo:rsid="001a0c6d" officeooo:paragraph-rsid="001be09c"/>
    </style:style>
    <style:style style:name="P10" style:family="paragraph" style:parent-style-name="Standard">
      <style:text-properties officeooo:rsid="001dbd22" officeooo:paragraph-rsid="001dbd22"/>
    </style:style>
    <style:style style:name="P11" style:family="paragraph" style:parent-style-name="Standard">
      <style:text-properties officeooo:rsid="001ea627" officeooo:paragraph-rsid="001ea627"/>
    </style:style>
    <style:style style:name="P12" style:family="paragraph" style:parent-style-name="Standard">
      <style:text-properties officeooo:rsid="0021355f" officeooo:paragraph-rsid="0022b4f4"/>
    </style:style>
    <style:style style:name="P13" style:family="paragraph" style:parent-style-name="Standard">
      <style:text-properties officeooo:rsid="0022b4f4" officeooo:paragraph-rsid="0022b4f4"/>
    </style:style>
    <style:style style:name="P14" style:family="paragraph" style:parent-style-name="Standard">
      <style:text-properties officeooo:rsid="0023176e" officeooo:paragraph-rsid="0023176e"/>
    </style:style>
    <style:style style:name="P15" style:family="paragraph" style:parent-style-name="Standard">
      <style:text-properties officeooo:rsid="0023176e" officeooo:paragraph-rsid="00271780"/>
    </style:style>
    <style:style style:name="P16" style:family="paragraph" style:parent-style-name="Standard">
      <style:text-properties officeooo:rsid="0023ed2a" officeooo:paragraph-rsid="0023ed2a"/>
    </style:style>
    <style:style style:name="P17" style:family="paragraph" style:parent-style-name="Standard">
      <style:text-properties officeooo:rsid="0023ed2a" officeooo:paragraph-rsid="00271780"/>
    </style:style>
    <style:style style:name="P18" style:family="paragraph" style:parent-style-name="Standard">
      <style:text-properties officeooo:rsid="0025182c" officeooo:paragraph-rsid="0025182c"/>
    </style:style>
    <style:style style:name="P19" style:family="paragraph" style:parent-style-name="Standard">
      <style:text-properties officeooo:rsid="00271780" officeooo:paragraph-rsid="00271780"/>
    </style:style>
    <style:style style:name="P20" style:family="paragraph" style:parent-style-name="Standard">
      <style:text-properties officeooo:rsid="0027779e"/>
    </style:style>
    <style:style style:name="P21" style:family="paragraph" style:parent-style-name="Standard">
      <style:text-properties officeooo:rsid="0027779e" officeooo:paragraph-rsid="0027779e"/>
    </style:style>
    <style:style style:name="P22" style:family="paragraph" style:parent-style-name="Standard">
      <style:text-properties officeooo:rsid="0027782c" officeooo:paragraph-rsid="0027782c"/>
    </style:style>
    <style:style style:name="P23" style:family="paragraph" style:parent-style-name="Standard">
      <style:text-properties officeooo:rsid="002b25e8" officeooo:paragraph-rsid="0025182c"/>
    </style:style>
    <style:style style:name="P24" style:family="paragraph" style:parent-style-name="Standard">
      <style:text-properties officeooo:rsid="002b25e8" officeooo:paragraph-rsid="002b25e8"/>
    </style:style>
    <style:style style:name="P25" style:family="paragraph" style:parent-style-name="Standard">
      <style:text-properties fo:font-weight="bold" officeooo:rsid="001a0c6d" officeooo:paragraph-rsid="001a0c6d" style:font-weight-asian="bold" style:font-weight-complex="bold"/>
    </style:style>
    <style:style style:name="P26" style:family="paragraph" style:parent-style-name="Standard">
      <style:text-properties officeooo:rsid="00197608" officeooo:paragraph-rsid="00197608"/>
    </style:style>
    <style:style style:name="P27" style:family="paragraph" style:parent-style-name="Standard">
      <style:text-properties officeooo:rsid="002ca43a" officeooo:paragraph-rsid="002ca43a"/>
    </style:style>
    <style:style style:name="P28" style:family="paragraph" style:parent-style-name="Standard">
      <style:text-properties officeooo:rsid="002de8d6" officeooo:paragraph-rsid="002de8d6"/>
    </style:style>
    <style:style style:name="P29" style:family="paragraph" style:parent-style-name="Standard">
      <style:text-properties officeooo:rsid="002f21ff" officeooo:paragraph-rsid="002f21ff"/>
    </style:style>
    <style:style style:name="P30" style:family="paragraph" style:parent-style-name="Contents_20_1">
      <style:paragraph-properties>
        <style:tab-stops>
          <style:tab-stop style:position="6.6929in" style:type="right" style:leader-style="dotted" style:leader-text="."/>
        </style:tab-stops>
      </style:paragraph-properties>
    </style:style>
    <style:style style:name="P31" style:family="paragraph" style:parent-style-name="Table_20_Contents">
      <style:text-properties officeooo:rsid="001febc3" officeooo:paragraph-rsid="001febc3"/>
    </style:style>
    <style:style style:name="P32" style:family="paragraph" style:parent-style-name="Table_20_Contents">
      <style:text-properties officeooo:rsid="001febc3" officeooo:paragraph-rsid="002f21ff"/>
    </style:style>
    <style:style style:name="P33" style:family="paragraph" style:parent-style-name="Table_20_Contents">
      <style:text-properties officeooo:rsid="00202e50" officeooo:paragraph-rsid="00202e50"/>
    </style:style>
    <style:style style:name="P34" style:family="paragraph" style:parent-style-name="Table_20_Contents">
      <style:text-properties officeooo:rsid="00202e50" officeooo:paragraph-rsid="002f21ff"/>
    </style:style>
    <style:style style:name="P35" style:family="paragraph" style:parent-style-name="Table_20_Contents">
      <style:text-properties officeooo:rsid="0025182c" officeooo:paragraph-rsid="0025182c"/>
    </style:style>
    <style:style style:name="P36" style:family="paragraph" style:parent-style-name="Table_20_Contents">
      <style:text-properties officeooo:rsid="0025182c" officeooo:paragraph-rsid="0027779e"/>
    </style:style>
    <style:style style:name="P37" style:family="paragraph" style:parent-style-name="Table_20_Contents">
      <style:text-properties officeooo:rsid="00271780" officeooo:paragraph-rsid="00271780"/>
    </style:style>
    <style:style style:name="P38" style:family="paragraph" style:parent-style-name="Table_20_Contents">
      <style:text-properties fo:font-weight="bold" officeooo:rsid="0025182c" officeooo:paragraph-rsid="0025182c" style:font-weight-asian="bold" style:font-weight-complex="bold"/>
    </style:style>
    <style:style style:name="P39" style:family="paragraph" style:parent-style-name="Table_20_Contents">
      <style:text-properties officeooo:rsid="0027779e" officeooo:paragraph-rsid="0027779e"/>
    </style:style>
    <style:style style:name="P40" style:family="paragraph" style:parent-style-name="Table_20_Contents">
      <style:text-properties officeooo:rsid="0027782c" officeooo:paragraph-rsid="0027782c"/>
    </style:style>
    <style:style style:name="P41" style:family="paragraph" style:parent-style-name="Table_20_Contents">
      <style:text-properties officeooo:rsid="0029b460" officeooo:paragraph-rsid="0029b460"/>
    </style:style>
    <style:style style:name="P42" style:family="paragraph" style:parent-style-name="Table_20_Contents">
      <style:text-properties officeooo:paragraph-rsid="002f21ff"/>
    </style:style>
    <style:style style:name="P43" style:family="paragraph" style:parent-style-name="Table_20_Contents">
      <style:text-properties officeooo:rsid="002f21ff" officeooo:paragraph-rsid="002f21ff"/>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Standard" style:list-style-name="L1">
      <style:text-properties officeooo:rsid="0014703c" officeooo:paragraph-rsid="0014703c"/>
    </style:style>
    <style:style style:name="P46" style:family="paragraph" style:parent-style-name="Standard" style:list-style-name="L2">
      <style:text-properties officeooo:rsid="001823e0" officeooo:paragraph-rsid="001823e0"/>
    </style:style>
    <style:style style:name="P47" style:family="paragraph" style:parent-style-name="Standard" style:list-style-name="L2">
      <style:text-properties officeooo:rsid="00197608" officeooo:paragraph-rsid="00197608"/>
    </style:style>
    <style:style style:name="P48" style:family="paragraph" style:parent-style-name="Standard" style:list-style-name="L3">
      <style:text-properties officeooo:rsid="0023ed2a" officeooo:paragraph-rsid="0023ed2a"/>
    </style:style>
    <style:style style:name="P49" style:family="paragraph" style:parent-style-name="Standard" style:list-style-name="L3">
      <style:text-properties officeooo:rsid="0025182c" officeooo:paragraph-rsid="0025182c"/>
    </style:style>
    <style:style style:name="P50" style:family="paragraph" style:parent-style-name="Standard">
      <style:text-properties officeooo:rsid="002de8d6" officeooo:paragraph-rsid="002de8d6"/>
    </style:style>
    <style:style style:name="P51" style:family="paragraph" style:parent-style-name="Standard">
      <style:text-properties officeooo:rsid="0031818d" officeooo:paragraph-rsid="0031818d"/>
    </style:style>
    <style:style style:name="P52" style:family="paragraph" style:parent-style-name="Heading_20_2">
      <style:text-properties officeooo:paragraph-rsid="00271780"/>
    </style:style>
    <style:style style:name="P53" style:family="paragraph" style:parent-style-name="Heading_20_2">
      <style:text-properties officeooo:paragraph-rsid="0031b04d"/>
    </style:style>
    <style:style style:name="P54" style:family="paragraph" style:parent-style-name="Heading_20_2">
      <style:paragraph-properties fo:break-before="page"/>
    </style:style>
    <style:style style:name="P55" style:family="paragraph" style:parent-style-name="Heading_20_1">
      <style:paragraph-properties fo:break-before="page"/>
    </style:style>
    <style:style style:name="P56" style:family="paragraph" style:parent-style-name="Table_20_Contents">
      <style:text-properties officeooo:rsid="002f21ff" officeooo:paragraph-rsid="0031b04d"/>
    </style:style>
    <style:style style:name="P57" style:family="paragraph" style:parent-style-name="Table_20_Contents">
      <style:text-properties officeooo:rsid="001febc3" officeooo:paragraph-rsid="0031b04d"/>
    </style:style>
    <style:style style:name="P58" style:family="paragraph" style:parent-style-name="Table_20_Contents">
      <style:text-properties officeooo:rsid="00202e50" officeooo:paragraph-rsid="0031b04d"/>
    </style:style>
    <style:style style:name="P59" style:family="paragraph" style:parent-style-name="Table_20_Contents">
      <style:text-properties officeooo:paragraph-rsid="0031b04d"/>
    </style:style>
    <style:style style:name="T1" style:family="text">
      <style:text-properties officeooo:rsid="0015c081"/>
    </style:style>
    <style:style style:name="T2" style:family="text">
      <style:text-properties officeooo:rsid="001823e0"/>
    </style:style>
    <style:style style:name="T3" style:family="text">
      <style:text-properties officeooo:rsid="00197608"/>
    </style:style>
    <style:style style:name="T4" style:family="text">
      <style:text-properties officeooo:rsid="001be09c"/>
    </style:style>
    <style:style style:name="T5" style:family="text">
      <style:text-properties officeooo:rsid="0023176e"/>
    </style:style>
    <style:style style:name="T6" style:family="text">
      <style:text-properties officeooo:rsid="0023ed2a"/>
    </style:style>
    <style:style style:name="T7" style:family="text">
      <style:text-properties officeooo:rsid="0025182c"/>
    </style:style>
    <style:style style:name="T8" style:family="text">
      <style:text-properties officeooo:rsid="00271780"/>
    </style:style>
    <style:style style:name="T9" style:family="text">
      <style:text-properties officeooo:rsid="0027779e"/>
    </style:style>
    <style:style style:name="T10" style:family="text">
      <style:text-properties officeooo:rsid="002949aa"/>
    </style:style>
    <style:style style:name="T11" style:family="text">
      <style:text-properties officeooo:rsid="002ca43a"/>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overi:n käyttöönoton ohjeistus ja tarkastuslista</text:p>
      <text:p text:style-name="P1">Kun kirjasto päättää siirtyä automatisoimaan toimipisteitään, on oleellista päättää yhteisistä omatoimen pelisäännöistä, sekä valmistella asennuspaikka ja liitynnät kiinteistön muuhun taloautomaatioon huolellisesti, ennen kulunvalvontalaitteen asennusta.</text:p>
      <text:p text:style-name="P1"/>
      <text:p text:style-name="P1">Tämä asiakirja on jaoteltu kolmeen osaa:</text:p>
      <text:list xml:id="list2258847658315160268" text:style-name="L1">
        <text:list-item>
          <text:p text:style-name="P45"><text:span text:style-name="T1">Koha-asennuskohtaisista</text:span> yhteisistä pelisäännöistä</text:p>
        </text:list-item>
        <text:list-item>
          <text:p text:style-name="P45">Kirjaston fyysinen laitteen asennus</text:p>
        </text:list-item>
        <text:list-item>
          <text:p text:style-name="P45">Tarkastuslomake, jonka kirjasto yhdessä muiden toimijoiden kanssa täyttää, ja joka toimii viiteteoksena omatoimipalveluiden järjestämiseen kirjastossa ja kimpassa</text:p>
        </text:list-item>
      </text:list>
      <text:p text:style-name="P1"/>
      <text:p text:style-name="P25">HUOM! Tällä hetkellä tämän asiakirjan asiat vaikuttavat vain Toverin tekemisiin, eivät SIP2-rajapintaa käyttäviin lainaus/palautusautomaatteihin.</text:p>
      <text:p text:style-name="P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0"><text:a xlink:type="simple" xlink:href="#__RefHeading___Toc105_590504508" text:style-name="Index_20_Link" text:visited-style-name="Index_20_Link">1Koha-asennuskohtaiset yhteiset pelisäännöt<text:tab/>1</text:a></text:p>
          <text:p text:style-name="P44"><text:a xlink:type="simple" xlink:href="#__RefHeading___Toc213_590504508" text:style-name="Index_20_Link" text:visited-style-name="Index_20_Link">1.1Asiakaslajit<text:tab/>1</text:a></text:p>
          <text:p text:style-name="P44"><text:a xlink:type="simple" xlink:href="#__RefHeading___Toc215_590504508" text:style-name="Index_20_Link" text:visited-style-name="Index_20_Link">1.2Aukioloajat<text:tab/>2</text:a></text:p>
          <text:p text:style-name="P44"><text:a xlink:type="simple" xlink:href="#__RefHeading___Toc217_590504508" text:style-name="Index_20_Link" text:visited-style-name="Index_20_Link">1.3Ikäraja<text:tab/>2</text:a></text:p>
          <text:p text:style-name="P44"><text:a xlink:type="simple" xlink:href="#__RefHeading___Toc219_590504508" text:style-name="Index_20_Link" text:visited-style-name="Index_20_Link">1.4Omatoimikirjaston käyttöehtojen hyväksyttäminen (OKÄ)<text:tab/>2</text:a></text:p>
          <text:p text:style-name="P44"><text:a xlink:type="simple" xlink:href="#__RefHeading___Toc221_590504508" text:style-name="Index_20_Link" text:visited-style-name="Index_20_Link">1.5Maksujen vaikutus omatoimikirjaston käyttöön<text:tab/>2</text:a></text:p>
          <text:p text:style-name="P30"><text:a xlink:type="simple" xlink:href="#__RefHeading___Toc223_590504508" text:style-name="Index_20_Link" text:visited-style-name="Index_20_Link">2Tarkastuslomake<text:tab/>3</text:a></text:p>
          <text:p text:style-name="P44"><text:a xlink:type="simple" xlink:href="#__RefHeading___Toc225_590504508" text:style-name="Index_20_Link" text:visited-style-name="Index_20_Link">2.1Koha-asennuskohtaiset pelisäännöt:<text:tab/>3</text:a></text:p>
        </text:index-body>
      </text:table-of-content>
      <text:p text:style-name="P25"/>
      <text:h text:style-name="P55" text:outline-level="1"><text:bookmark-start text:name="__RefHeading___Toc105_590504508"/><text:span text:style-name="T1">Koha-asennuskohtaiset</text:span> yhteiset pelisäännöt<text:bookmark-end text:name="__RefHeading___Toc105_590504508"/></text:h>
      <text:p text:style-name="P11">Kun Koha-asennuksessa päätetään yhteisistä omatoimen pelisäännöistä, on ensiarvoisen tärkeää pyrkiä yhteisiin käytäntöihin. Tämä on kaikista selkeintä asiakkaillemme, halki kuntarajojen.</text:p>
      <text:p text:style-name="P3">Toveri osaa o<text:span text:style-name="T1">t</text:span>taa huomioon seuraavat asiat, kun päätetään onko käyttäjällä oikeus käyttää omatoimikirjastoa:</text:p>
      <text:h text:style-name="Heading_20_2" text:outline-level="2"><text:bookmark-start text:name="__RefHeading___Toc213_590504508"/>Asiakaslajit<text:bookmark-end text:name="__RefHeading___Toc213_590504508"/></text:h>
      <text:p text:style-name="P8">Kohassa on lukuisia erilaisia asiakaslajeja. Osa niistä on yhteiskäytössä. Henkilökohtaisten tunnisteiden käyttö ja kirjautumisajankohtien tallentaminen, yhdessä videovalvonnan kanssa, tarjoaa kirjastolle mahdollisuuden tehokkaasti selvittää mahdollisten ongelmatilanteiden aiheuttajat ja saattaa heidät tarvittaessa edesvastuuseen.</text:p>
      <text:p text:style-name="P8">On ensiarvoisen tärkeää että vain henkilökohtaisella tunnuksella voi käyttää omatoimikirjastoa. Nämä asiakaslajit, joille omatoimikirjaston käyttö sallitaan, pitää erikseen määritellä Kohaan.</text:p>
      <text:p text:style-name="P8">Näitä asiakaslajeja pitää myös ylläpitää, jos Koha-asennuksessa tehdään muutoksia käytettävissä oleviin asiakaslajeihin.</text:p>
      <text:p text:style-name="P8"/>
      <text:p text:style-name="P8">Toinen mahdollisuus on käyttää Kohan Asiakastyyppien luokituksia (Aikuinen, Lapsi, Henkilökunta, Yhteisö, Ammattilainen, Tilastoyksikkö, …). Tällöin esimerkiksi vain asiakasluokat ‘Aikuinen’ ja ‘Lapsi’ voisivat käyttää omatoimikirjastoa. Tässä haasteena on se, käytetäänkö valittuja asiakasluokkia niin, että niissä on vain henkilökohtaisia asiakastyyppejä.</text:p>
      <text:h text:style-name="Heading_20_2" text:outline-level="2"><text:bookmark-start text:name="__RefHeading___Toc215_590504508"/>Aukioloajat<text:bookmark-end text:name="__RefHeading___Toc215_590504508"/></text:h>
      <text:p text:style-name="P3">Päätetään hoidetaanko kirjastojen aukioloaikojen ylläpito Kohassa vai 3. osapuolen järjestelmässä.</text:p>
      <text:p text:style-name="P3"/>
      <text:p text:style-name="P27">Luontevaa on tietysti, että n<text:span text:style-name="T1">ormaalin miehitetyn aukioloajan alkaessa, virkailija avaa sähkölukot. ja lukitsee ne normaalin aukioloajan päätyttyä. </text:span>Tällöin, jos kirjastoa ei jostain syystä saada miehitettyä, ei kirjastoa tarvitse erikseen sulkea Kohan kalenterissa, vaan Toveri avaa sähkölukot normaalisti myös ns. Normaalin aukiolon puitteissa.</text:p>
      <text:p text:style-name="P27"/>
      <text:p text:style-name="P4"><text:span text:style-name="T11">Toinen vaihtoehto on</text:span>, että Koha<text:span text:style-name="T1">an eräpäiväkalenterin ylläpitämisen yhteydessä määritellään myös kirjastojen aukioloajat sekä omatoimelle, että miehitetylle aukioloajalle.</text:span></text:p>
      <text:p text:style-name="P5">Normaalin miehitetyn aukioloajan aikana Toveri pitää sähkölukot avattuina.</text:p>
      <text:p text:style-name="P5">Omatoimiaikaan sisään pääsee vain Toverin kautta kirjaston tunnisteella.</text:p>
      <text:p text:style-name="P2"/>
      <text:p text:style-name="P5">Joskus näin ei ole mahdollista toimia, vaan kaupungin tai muun toimijan sopimusten tai käytäntöjen takia käytetään jotain toista järjestelmää aukioloaikojen hallinnointiin.</text:p>
      <text:p text:style-name="P5">Koha tarjoaa REST API-rajapinnan Kohaan tallentuneiden aukioloaikojen poimimiseksi ulkoiseen järjestelmään, jolloin kirjastojen kalenterit voi edelleen hoitaa yhdessä paikassa, mutta tämä vaatii 3. osapuolen järjestelmään tehtävän integraatiotyön.</text:p>
      <text:p text:style-name="P5">Rajapinta löytyy osoitteesta: <text:a xlink:type="simple" xlink:href="https://kohasi_osoite/api/v1/doc#SS/Config" text:style-name="Internet_20_link" text:visited-style-name="Visited_20_Internet_20_Link">https://kohasi_osoite/api/v1/doc#SS/Config</text:a></text:p>
      <text:p text:style-name="P5"/>
      <text:p text:style-name="P5">Voi myös olla, että Koha-asennuksen sisällä käytetään näitä tapoja ristiin. <text:span text:style-name="T11">Toivottavasti näin ei käy.</text:span> <text:span text:style-name="T11">Tällöin pitää huolellisesti dokumentoida kirjastokohtaiset poikkeukset</text:span>.</text:p>
      <text:h text:style-name="Heading_20_2" text:outline-level="2"><text:bookmark-start text:name="__RefHeading___Toc217_590504508"/>Ikäraja<text:bookmark-end text:name="__RefHeading___Toc217_590504508"/></text:h>
      <text:p text:style-name="P5">Kohassa voi määrittää Koha-asennuskohtaisen vähimmäisikärajan omatoimikirjaston käyttäjille.</text:p>
      <text:p text:style-name="P5">Viimeisimmän tiedon mukaan (2017) tämä on lainvastaista, iän mukaan syrjivaa toimintaa. Tällainen mahdollisuus kuitenkin on olemassa, jos juridinen toimintaympäristö joskus muuttuu.</text:p>
      <text:h text:style-name="Heading_20_2" text:outline-level="2"><text:bookmark-start text:name="__RefHeading___Toc219_590504508"/><text:soft-page-break/>Omatoimikirjaston käyttöehtojen hyväksyttäminen <text:span text:style-name="T2">(OKÄ)</text:span><text:bookmark-end text:name="__RefHeading___Toc219_590504508"/></text:h>
      <text:p text:style-name="P6">Oletetusti omatoimikirjaston käyttö vaatii asiakkailta lisäkäyttöehtojen hyväksymistä, kuin mihin asiakkaat normaalisti kirjaston asiakkaaksi tullessaan suostuvat. Kirjastojen tulee miettiä, millä tavalla asiakkaat hyväksyvät omatoimikirjaston käyttöehdot, <text:span text:style-name="T2">vai tarvitaanko niitä ollenkaan?</text:span></text:p>
      <text:p text:style-name="P6"/>
      <text:p text:style-name="P7">Oletuksena Koha estää asiakasta käyttämästä omatoimikirjastoa, jos OKÄ ei ole hyväksytty.</text:p>
      <text:p text:style-name="P7"/>
      <text:p text:style-name="P7">On muutama eri tapa miten lähestyä OKÄ:ä:</text:p>
      <text:list xml:id="list1436598206817634478" text:style-name="L2">
        <text:list-item>
          <text:p text:style-name="P46">Oletuksena <text:span text:style-name="T3">virkailija yhdessä asiakkaan kanssa tutustuu OKÄ:än, jonka jälkeen virkailija asettaa Kohassa asiakkaan asetuksiin Omatoimikirjaston Käyttöehdot hyväksytyiksi. Tässä on se etu, että virkailijat voivat henkilökohtaisesti keskustella ja täsmentää avainasiat omatoimikäytöstä, jolloin todennäköisemmin omatoimikirjastoa käyttävät henkilöt käyttäytyvät paremmin.</text:span></text:p>
        </text:list-item>
        <text:list-item>
          <text:p text:style-name="P47">Asiakas lukee ja hyväksyy OKÄ:n verkkokirjastossa, omilla kirjastotunnuksillaan, esim. matkapuhelimellaan suoraan omatoimikirjaston ulko-ovella. Tämän jälkeen asiakas voi heti käyttää omatoimikirjastoa. Toveri kertoo selvästi, että OKÄ ei ole hyväksytty, jolloin asiakas voi heti käydä ne hyväksymässä omassa verkkokirjastossaan.</text:p>
        </text:list-item>
        <text:list-item>
          <text:p text:style-name="P47">OKÄ:ä ei tarvita. Toveri ei tarkasta onko OKÄ hyväksytty vai ei.</text:p>
        </text:list-item>
        <text:list-item>
          <text:p text:style-name="P47">Joku muu muka. Mikä?</text:p>
        </text:list-item>
      </text:list>
      <text:h text:style-name="Heading_20_2" text:outline-level="2"><text:bookmark-start text:name="__RefHeading___Toc221_590504508"/>Maksujen vaikutus omatoimikirjaston käyttöön<text:bookmark-end text:name="__RefHeading___Toc221_590504508"/></text:h>
      <text:p text:style-name="P8">Koha-asennuksen kimppojen tulee päättää, estääkö lainauskieltorajan ylittänyt maksusaldo käyttäjältä pääsyn omatoimikirjastoon.</text:p>
      <text:h text:style-name="Heading_20_2" text:outline-level="2">Tilin estämisen vaikutus omatoimikirjaston käyttöön</text:h>
      <text:p text:style-name="P10">Kohassa asiakkaan tilin käyttö voidaan virkailijan toimesta estää, lisäämällä rajoitus/esto käyttäjätilille.</text:p>
      <text:p text:style-name="P10">Koha ei salli omatoimikirjaston käyttöä estetyille tileille.</text:p>
      <text:h text:style-name="Heading_20_2" text:outline-level="2">Vanhentunut kortti</text:h>
      <text:p text:style-name="P10">Vanhentuneella asiakastilillä ei voi käyttää omatoimikirjastoa.</text:p>
      <text:h text:style-name="Heading_20_2" text:outline-level="2">Kadonnut kortti</text:h>
      <text:p text:style-name="P10">Kadonneella kirjastokortilla ei voi käyttää omatoimikirjastoa.</text:p>
      <text:h text:style-name="Heading_20_2" text:outline-level="2">Omatoimikirjaston käyttö estetty</text:h>
      <text:p text:style-name="P12">Jos asiakastilin lisäominaisuus, “Omatoimikirjaston käyttö evätty” on päällä, asiakastilillä ei voi käyttää omatoimikirjastoa.</text:p>
      <text:h text:style-name="Heading_20_1" text:outline-level="1">Kirjaston fyysinen laitteen asennus</text:h>
      <text:p text:style-name="P13">Toverin asennus vaatii onnistuakseen usean toimijan yhteistyötä. <text:span text:style-name="T5">Monta asiaa pitää huolehtia ennen Toverin asentamista kohteeseen. Ennakkoon asioiden hoitaminen on oleellista, koska avainhenkilöt eivät ole aina tavoitettavissa, tai voivat äkillisen syyn takia olla estyneitä, asennusajankohdassa. Lisäksi asioiden hoitaminen paikan päällä lisää Toveri-asentajan työmäärää asennuspaikassa ja voi viivästyttää asennuksen monipäiväiseksi.</text:span></text:p>
      <text:p text:style-name="P13"/>
      <text:p text:style-name="P14">Tarkemmat kuvaukset eri työvaiheista löytyy asiakirjasta ‘Physical_install_FI.odt’</text:p>
      <text:p text:style-name="P14"/>
      <text:p text:style-name="P22"><text:soft-page-break/>Asennuksen valmistelussa kannattaa ottaa hyvät valokuvat asennuskohteesta. Videopuhelun avulla saa hyvän käsityksen asennuskohteesta ja oikeiden asennuspaikkojen valinta onnistuu sitäkin kautta. Valokuviin tehtyjen merkintöjen avulla on helppo kommunikoida asennus/työtarpeet kaikille osapuolille. Turha matkustaminen asennuskohteisiin on kallista ennenkaikkea työn tilaajalle.</text:p>
      <text:h text:style-name="P52" text:outline-level="2">Asennuspaikka</text:h>
      <text:p text:style-name="P17">Ulkopuolen asennuspaikan pitää olla esteettömästi saavutettava, mistä esim pyörätuolilla on mahdollista päästä avatusta ovesta sisään järkevässä ajassa. Asennuspaikan ei tarvitse olla suojassa kosteudelta, sillä Toveri on vedenpitävä ylhäältä ja sivuilta tulevaa kosteuskuormaa vastaan.</text:p>
      <text:p text:style-name="P21">Katso Läpiviennit-kohdsta rajoitteet paikan valintaan.</text:p>
      <text:h text:style-name="P52" text:outline-level="2">Älylaitteen sijainti</text:h>
      <text:p text:style-name="P17">Sisäpuolelle asennettava älylaite (Raspberry Pi) on laitettava sellaiseen paikkaan, missä asiakkaat eivät pääse helposti sitä räpläämään. Älylaite on suojattu helpolta sorkkimiselta, mutta on mahdollista hakkeroida Älylaite poistamalla muistikortti, muokkaamalla sitä ja asettamalla se takaisin paikoilleen.</text:p>
      <text:p text:style-name="P17"/>
      <text:p text:style-name="P19">Älylaitteen ja Toverin välinen maksimietäisyys on 5m, koska tällöin voidaan käyttää yksinkertaista kaapelointia eikä erillisiä signaalinvahvistimia tarvita.</text:p>
      <text:h text:style-name="Heading_20_2" text:outline-level="2">ATK-pistoke <text:span text:style-name="T8">ja kaapelin veto </text:span>talojakomoon</text:h>
      <text:p text:style-name="P15">Toveri tarvitsee yhden RJ45-pistokkeen (ATK-pistoke), joka pitää kytkeä talojakomoon. Sähkömies asentaa nämä yhdessä kirjaston edustajan kanssa sovittuun paikkaan lähelle Toverin älylaitetta.</text:p>
      <text:h text:style-name="Heading_20_2" text:outline-level="2">Verkkovirtapistokkeet</text:h>
      <text:p text:style-name="P15">Toveri tarvitsee kaksi verkkovirtapistoketta. Sähkömies asentaa nämä yhdessä kirjaston edustajan kanssa sovittuun paikkaan lähelle Toverin älylaitetta.</text:p>
      <text:h text:style-name="Heading_20_2" text:outline-level="2">Läpiviennit</text:h>
      <text:p text:style-name="P14">Rakennuksen ulkoseinästä pitää porata 25mm halkaisijalla oleva läpivienti sisätilaan Toverin kaapelointia varten. <text:span text:style-name="T6">Läpivienti tulee ulkoseinän puolelta mitattuna 115cm korkeudelle lattiasta/maasta. </text:span>Läpiviennin tekemisessä pitää huomioida helppo <text:span text:style-name="T6">sisäpuolen </text:span>peitettävyys kaapelikotelolla tai muu tapa verhoilla rumat jäljet.<text:line-break/>Läpiviennin sisälle asennetaan 25mm halkaisijalla oleva sähkö/asennusputki, joka tulee <text:span text:style-name="T6">8mm ulkoseinästä ulospäin, ja 0mm sisäseinästä ulospäin.</text:span></text:p>
      <text:p text:style-name="P21">Toveri asetetaan sähköputken päälle siten, että putken pää menee Toverin keskiosasta sisäpuolelle, muodostaen vesitiiviin liitoksen.</text:p>
      <text:h text:style-name="Heading_20_2" text:outline-level="2"><text:bookmark-start text:name="Sähkölukkokytkentä"/>Sähkölukkokytkentä<text:bookmark-end text:name="Sähkölukkokytkentä"/></text:h>
      <text:p text:style-name="P16">Toveri ohjaa sähkölukkoa ulkoisen releboksin kautta, josta on valmiina ulkona kaksi merkattua piuhaa, joihin sähkölukko kytketään. Toveri sulkee releen ohjaaman potentiovapaan virtapiirin oven avaamisen merkiksi.</text:p>
      <text:p text:style-name="P16"/>
      <text:p text:style-name="P16">Sähkölukkokytkennässä pitää sopia sähkölukon toimittajan kanssa:</text:p>
      <text:list xml:id="list3624206562872008506" text:style-name="L3">
        <text:list-item>
          <text:p text:style-name="P48">Vastaako sähkölukon toimittaja vai Toveri, omatoimikirjaston <text:span text:style-name="T7">sähkölukittavien ovien auki pitämisestä normaaleina aukioloaikoina?</text:span></text:p>
        </text:list-item>
        <text:list-item>
          <text:p text:style-name="P49">Antaako Toveri sähkölukolle avaussignaalin, vai pitääkö Toverin pitää ovirelettä suljettuna niin kauan kuin sähkölukittuja ovia halutaan pitää auki?</text:p>
        </text:list-item>
        <text:list-item>
          <text:p text:style-name="P49">Miten mahdolliset murtohälyttimet toimivat Toverin kanssa?</text:p>
        </text:list-item>
      </text:list>
      <text:h text:style-name="Heading_20_2" text:outline-level="2"><text:soft-page-break/>Kaapeleiden kotelointi</text:h>
      <text:p text:style-name="P18">Kaapeleille pitää suunnitella sisäpuolelle reitti miten ne viedään Älylaitteelle. Reitti pitää pystyä koteloimaan tai verhoilemaan siististi.</text:p>
      <text:p text:style-name="P22">Kaapelikotelon <text:span text:style-name="T10">läpimitoiksi riittää 30x10mm, tyypillisesti 4m kaapelikoteloa riittää asennuskohdetta kohden.</text:span></text:p>
      <text:h text:style-name="Heading_20_2" text:outline-level="2">Älylaitteen verhoilu</text:h>
      <text:p text:style-name="P18">Älylaitteen ympärille muodostuu valtava piuha- ja muuntajahärdelli. Se on syytä verhoilla, esim. nätilla IKEA:n kaapilla tai puisella verhoilulevyllä. Älylaitteelle on tarpeellistä päästä tekemään huoltotoimenpiteitä, joten verhoilu/kaappi pitää olla avattavissa.</text:p>
      <text:p text:style-name="P22">Usein verhoilua pääsee suunnittelemaan vasta sitten kun Toveri on jo asennettu. Voi olla vaikea arvioida mihin mm. tilatut pistokkeet tarkalleen asentuvat.</text:p>
      <text:h text:style-name="Heading_20_2" text:outline-level="2">Palomuuriavaukset ja etähuoltoyhteys</text:h>
      <text:p text:style-name="P18">Älylaitteesta pitää saada muodostettua yhteys Koha-palvelimen porttiin 443, sekä 10050 ja 10051.</text:p>
      <text:p text:style-name="P18">Koha-palvelimelta pitää saada yhteys Älylaitteen porttin 22, sekä 10050 ja 10051.</text:p>
      <text:p text:style-name="P18">Tämä useimmiten vaatii Älylaitteelle kiinteän IP-osoitteen, jonka verkon hallinnoija määrittää.</text:p>
      <text:p text:style-name="P18">Palomuuriavauksista on syytä huolehtia hyvissä ajoin, sillä niiden todellisessa toimivuudessa on historiallisesti paljon ongelmia.</text:p>
      <text:p text:style-name="P23"/>
      <text:p text:style-name="P24">Palomuuriavaukset olisi myös syytä testata etukäteen, tai ainakin varoittaa verkkoliikenteestä vastaavia tahoja asennusajankohdasta, että vastaavat puhelimeen.</text:p>
      <text:h text:style-name="Heading_20_1" text:outline-level="1">Kirjastokohtaiset Toverin asetukset</text:h>
      <text:p text:style-name="P27">Koha-asennus (organisaatio) -kohtaisten määrittelyjen lisäksi, jokainen Toveri pitää parametroida toimimaan kirjastokohtaisesti optimaalisesti.</text:p>
      <text:h text:style-name="Heading_20_2" text:outline-level="2">Sähkölukon avaussignaalin pituus</text:h>
      <text:p text:style-name="P27">Riippuen siitä pitääkö Toverin pitää sähkölukko auki, vai antaako Toveri signaalin taloautomaatio-ohjelmistolle, pitää määrittää miten pitkään Toverin ovenavausrele antaa ohjaussignaalia sähkölukolle.</text:p>
      <text:p text:style-name="P27"/>
      <text:p text:style-name="P27">Jos Toveri ohjaa sähkölukkoa suoraan, ohjaussignaalin pituus on se aika kun sähkölukot pysyvät auki hyväksytyn asiakkaan tunnistautumisen jälkeen.</text:p>
      <text:p text:style-name="P27"/>
      <text:p text:style-name="P27">Jos Toveri antaa ohjaussignaalin taloautomaatio-ohjelmalle, lyhyt 1000ms impulssi riittänee.</text:p>
      <text:p text:style-name="P27"/>
      <text:p text:style-name="P27">ks. kappale “<text:a xlink:type="simple" xlink:href="#Sähkölukkokytkentä" text:style-name="Internet_20_link" text:visited-style-name="Visited_20_Internet_20_Link">Sähkölukkokytkentä</text:a>”</text:p>
      <text:h text:style-name="Heading_20_2" text:outline-level="2">Omatoimiajat</text:h>
      <text:p text:style-name="P28">Jokaiselle kirjastolle pitää määritellä se omatoimiaika, jolloin Toveri päästää uusia asiakkaita sisään. Toveri ei aja asiakkaita pois omatoimiajan päätyttyä.</text:p>
      <text:p text:style-name="P28"/>
      <text:p text:style-name="P28">Parempi on mitä vähemmän poikkeuksia omatoimen aukioloajoissa on. Suositellaan, että käytetään säännöllisiä viikkoaukioloja, joka päivä, riippumatta erikoisista juhlapyhistä.</text:p>
      <text:h text:style-name="Heading_20_1" text:outline-level="1"><text:soft-page-break/>Kirjastokohtaiset omatoimipalvelun muut asiat</text:h>
      <text:p text:style-name="P51">Tässä kappaleessa kuvataan Toveri-asennuksen ja määrittelyn ulkopuolisia asioita, joita kirjaston on syytä ottaa huomioon asennuskohteessaan.</text:p>
      <text:h text:style-name="Heading_20_2" text:outline-level="2">Miten asiakkaat ajetaan pois omatoimiajan päätyttyä?</text:h>
      <text:p text:style-name="P51">Käytetäänkö aikaohjattuja valoja?<text:line-break/>Onko kuulutuksia?</text:p>
      <text:p text:style-name="P51">Missä aikaohjauksien aikatauluja ylläpidetään?</text:p>
      <text:h text:style-name="Heading_20_1" text:outline-level="1"><text:bookmark-start text:name="__RefHeading___Toc223_590504508"/>Tarkastuslomake<text:bookmark-end text:name="__RefHeading___Toc223_590504508"/></text:h>
      <text:h text:style-name="Heading_20_2" text:outline-level="2"><text:bookmark-start text:name="__RefHeading___Toc225_590504508"/>Koha-asennuskohtaiset pelisäännöt:<text:bookmark-end text:name="__RefHeading___Toc225_590504508"/></text:h>
      <table:table table:name="Table1" table:style-name="Table1">
        <table:table-column table:style-name="Table1.A"/>
        <table:table-column table:style-name="Table1.B"/>
        <table:table-row>
          <table:table-cell table:style-name="Table1.A1" office:value-type="string">
            <text:p text:style-name="P9">Sallitut asiakas<text:span text:style-name="T4">lajit tai asiakasluokat?</text:span></text:p>
          </table:table-cell>
          <table:table-cell table:style-name="Table1.B1" office:value-type="string">
            <text:p text:style-name="Table_20_Contents"/>
          </table:table-cell>
        </table:table-row>
        <table:table-row>
          <table:table-cell table:style-name="Table1.A2" office:value-type="string">
            <text:p text:style-name="P31">Aukioloaikojen hallinnointi?</text:p>
          </table:table-cell>
          <table:table-cell table:style-name="Table1.B2" office:value-type="string">
            <text:p text:style-name="Table_20_Contents"/>
          </table:table-cell>
        </table:table-row>
        <table:table-row>
          <table:table-cell table:style-name="Table1.A2" office:value-type="string">
            <text:p text:style-name="P31">Omatoimikirjaston käyttöehtojen hyväksyttäminen?</text:p>
          </table:table-cell>
          <table:table-cell table:style-name="Table1.B2" office:value-type="string">
            <text:p text:style-name="Table_20_Contents"/>
          </table:table-cell>
        </table:table-row>
        <table:table-row>
          <table:table-cell table:style-name="Table1.A2" office:value-type="string">
            <text:p text:style-name="P33">Liian suuren maksusaldon vaikutus?</text:p>
          </table:table-cell>
          <table:table-cell table:style-name="Table1.B2" office:value-type="string">
            <text:p text:style-name="Table_20_Contents"/>
          </table:table-cell>
        </table:table-row>
      </table:table>
      <text:h text:style-name="Heading_20_2" text:outline-level="2">Kirjaston fyysinen laitteen asennus</text:h>
      <text:p text:style-name="P20">Ohessa on listattu kuvatut toimenpiteet, joista pitää huolehtia, että Toveri saadaan onnistuneesti asennettua.</text:p>
      <text:p text:style-name="P21">“Kuka vastaa”-sarakkeeseen, voi laittaa myös monta nimeä, esimerkiksi kirjaston edustajan (nimi), joka vastaa 3. osapuolen (nimi) kanssa asian hoitamisesta.</text:p>
      <text:p text:style-name="P21">“Miten on hoidettu”-sarakkeeseen voi kirjata millä tavalla asiasta on sovittu, ja mahdollisia aikatauluja. Lisäksi voi kirjata “miten asia nyt noin niinkuin omasta mielestä onnistui”.</text:p>
      <text:p text:style-name="P21"/>
      <table:table table:name="Table2" table:style-name="Table2">
        <table:table-column table:style-name="Table2.A"/>
        <table:table-column table:style-name="Table2.B"/>
        <table:table-column table:style-name="Table2.C"/>
        <table:table-row>
          <table:table-cell table:style-name="Table2.A1" office:value-type="string">
            <text:p text:style-name="P38">Tehtävä</text:p>
          </table:table-cell>
          <table:table-cell table:style-name="Table2.A1" office:value-type="string">
            <text:p text:style-name="P38">Kuka vastaa</text:p>
          </table:table-cell>
          <table:table-cell table:style-name="Table2.C1" office:value-type="string">
            <text:p text:style-name="P38">Miten on hoidettu</text:p>
          </table:table-cell>
        </table:table-row>
        <table:table-row>
          <table:table-cell table:style-name="Table2.A2" office:value-type="string">
            <text:p text:style-name="P35">Onko <text:span text:style-name="T8">Toverin asennuspaikka valittu ulkopuolelle?</text:span></text:p>
            <text:p text:style-name="P37">Onko se saavutettavissa?</text:p>
            <text:p text:style-name="P37">Onko se <text:span text:style-name="T9">esteettinen?</text:span></text:p>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P37">Onko Älylaitteen paikka valittu sisääpuolelle?</text:p>
            <text:p text:style-name="P37">Onko se epäsaavutettavissa?</text:p>
            <text:p text:style-name="P37">Yltääkö kaapelit Toverista Älylaitteeseen?</text:p>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P35">Onko ATK-pistoke <text:span text:style-name="T8">Älylaitteelle ja verkkokaapelin veto</text:span> talojakomoon tilattu?</text:p>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P39">Onko ATK-pistoke ja verkkopiuha asennettu?</text:p>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P36">Onko <text:span text:style-name="T9">verkkovirta</text:span>pistoke <text:span text:style-name="T9">tilattu</text:span>?</text:p>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P39">Onko verkkovirtapistoke asennettu ja tuleeko virtaa?</text:p>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P39">Onko läpiviennit tilattu?</text:p>
          </table:table-cell>
          <table:table-cell table:style-name="Table2.A2" office:value-type="string">
            <text:p text:style-name="P39"/>
          </table:table-cell>
          <table:table-cell table:style-name="Table2.C2" office:value-type="string">
            <text:p text:style-name="Table_20_Contents"/>
          </table:table-cell>
        </table:table-row>
        <table:table-row>
          <table:table-cell table:style-name="Table2.A2" office:value-type="string">
            <text:p text:style-name="P39">Onko läpiviennit toteutettu?</text:p>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P39">Onko sähkölukkokytkennästä sovittu sähkölukon toimittajan kanssa?</text:p>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P40">Onko kaapeleiden reitti tiedossa?</text:p>
            <text:p text:style-name="P40">Onko kotelointi suunniteltu?</text:p>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P41">Onko verhoilu suunniteltu?</text:p>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P41">Onko verhoilu tehty?</text:p>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P41">Onko palomuuriavaukset tilattu?</text:p>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P41">Onko palomuuriavaukset tehty?</text:p>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P41">Onko palomuuriavaukset testattu?</text:p>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26"/>
      <text:h text:style-name="P54" text:outline-level="2">Kirjastokohtaiset Toverin asetukset</text:h>
      <table:table table:name="Table3" table:style-name="Table3">
        <table:table-column table:style-name="Table3.A"/>
        <table:table-column table:style-name="Table3.B"/>
        <table:table-row>
          <table:table-cell table:style-name="Table3.A1" office:value-type="string">
            <text:p text:style-name="P29">Miten pitkään sähkölukkoa pidetään avoinna?</text:p>
          </table:table-cell>
          <table:table-cell table:style-name="Table3.B1" office:value-type="string">
            <text:p text:style-name="P42"/>
          </table:table-cell>
        </table:table-row>
        <table:table-row>
          <table:table-cell table:style-name="Table3.A2" office:value-type="string">
            <text:p text:style-name="P43">Mitkä ovat toimipisteen aukioloajat?</text:p>
          </table:table-cell>
          <table:table-cell table:style-name="Table3.B2" office:value-type="string">
            <text:p text:style-name="P42"/>
          </table:table-cell>
        </table:table-row>
        <table:table-row>
          <table:table-cell table:style-name="Table3.A2" office:value-type="string">
            <text:p text:style-name="P32"/>
          </table:table-cell>
          <table:table-cell table:style-name="Table3.B2" office:value-type="string">
            <text:p text:style-name="P42"/>
          </table:table-cell>
        </table:table-row>
        <table:table-row>
          <table:table-cell table:style-name="Table3.A2" office:value-type="string">
            <text:p text:style-name="P34"/>
          </table:table-cell>
          <table:table-cell table:style-name="Table3.B2" office:value-type="string">
            <text:p text:style-name="P42"/>
          </table:table-cell>
        </table:table-row>
      </table:table>
      <text:h text:style-name="Heading_20_2" text:outline-level="2">Kirjastokohtaiset omatoimipalvelun muut asiat</text:h>
      <table:table table:name="Table4" table:style-name="Table4">
        <table:table-column table:style-name="Table4.A"/>
        <table:table-column table:style-name="Table4.B"/>
        <table:table-row>
          <table:table-cell table:style-name="Table4.A1" office:value-type="string">
            <text:p text:style-name="Text_20_body">Miten asiakkaat ajetaan pois omatoimiajan päätyttyä?</text:p>
          </table:table-cell>
          <table:table-cell table:style-name="Table4.B1" office:value-type="string">
            <text:p text:style-name="P59"/>
          </table:table-cell>
        </table:table-row>
        <table:table-row>
          <table:table-cell table:style-name="Table4.A2" office:value-type="string">
            <text:p text:style-name="P56"/>
          </table:table-cell>
          <table:table-cell table:style-name="Table4.B2" office:value-type="string">
            <text:p text:style-name="P59"/>
          </table:table-cell>
        </table:table-row>
        <table:table-row>
          <table:table-cell table:style-name="Table4.A2" office:value-type="string">
            <text:p text:style-name="P57"/>
          </table:table-cell>
          <table:table-cell table:style-name="Table4.B2" office:value-type="string">
            <text:p text:style-name="P59"/>
          </table:table-cell>
        </table:table-row>
        <table:table-row>
          <table:table-cell table:style-name="Table4.A2" office:value-type="string">
            <text:p text:style-name="P58"/>
          </table:table-cell>
          <table:table-cell table:style-name="Table4.B2" office:value-type="string">
            <text:p text:style-name="P59"/>
          </table:table-cell>
        </table:table-row>
      </table:table>
      <text:h text:style-name="P53" text:outline-level="2">Yhteystiedot vastuuhenkilöill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6T08:31:38.177426561</meta:creation-date>
    <dc:date>2017-10-12T16:07:10.459085295</dc:date>
    <meta:editing-duration>PT2H19M24S</meta:editing-duration>
    <meta:editing-cycles>15</meta:editing-cycles>
    <meta:generator>LibreOffice/5.1.6.2$Linux_X86_64 LibreOffice_project/10m0$Build-2</meta:generator>
    <meta:document-statistic meta:table-count="4" meta:image-count="0" meta:object-count="0" meta:page-count="8" meta:paragraph-count="145" meta:word-count="1513" meta:character-count="13878" meta:non-whitespace-character-count="12551"/>
  </office:meta>
</office:document-meta>
</file>